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justify" style:justify-single-word="false"/>
      <style:text-properties officeooo:rsid="000c6225" officeooo:paragraph-rsid="0025b870"/>
    </style:style>
    <style:style style:name="P2" style:family="paragraph" style:parent-style-name="Preformatted_20_Text">
      <style:paragraph-properties fo:text-align="justify" style:justify-single-word="false"/>
      <style:text-properties officeooo:rsid="0025b870" officeooo:paragraph-rsid="0025b870"/>
    </style:style>
    <style:style style:name="P3" style:family="paragraph" style:parent-style-name="Standard">
      <style:paragraph-properties fo:text-align="justify" style:justify-single-word="false"/>
      <style:text-properties officeooo:rsid="0025b870" officeooo:paragraph-rsid="0025b870"/>
    </style:style>
    <style:style style:name="P4" style:family="paragraph" style:parent-style-name="Standard">
      <style:paragraph-properties fo:margin-top="0in" fo:margin-bottom="0.2201in" loext:contextual-spacing="false" fo:text-align="center" style:justify-single-word="false"/>
      <style:text-properties fo:font-size="16pt" fo:font-weight="bold" officeooo:rsid="0007b9c8" officeooo:paragraph-rsid="0007b9c8" style:font-size-asian="16pt" style:font-weight-asian="bold" style:font-size-complex="16pt" style:font-weight-complex="bold"/>
    </style:style>
    <style:style style:name="P5" style:family="paragraph" style:parent-style-name="Standard" style:list-style-name="L3">
      <style:paragraph-properties fo:margin-top="0in" fo:margin-bottom="0in" loext:contextual-spacing="false" fo:line-height="115%" fo:text-align="justify" style:justify-single-word="false"/>
      <style:text-properties officeooo:rsid="0007b9c8" officeooo:paragraph-rsid="0007b9c8"/>
    </style:style>
    <style:style style:name="P6" style:family="paragraph" style:parent-style-name="Standard" style:list-style-name="L3">
      <style:paragraph-properties fo:margin-top="0in" fo:margin-bottom="0in" loext:contextual-spacing="false" fo:line-height="115%" fo:text-align="justify" style:justify-single-word="false"/>
      <style:text-properties officeooo:paragraph-rsid="001328dc"/>
    </style:style>
    <style:style style:name="P7" style:family="paragraph" style:parent-style-name="Standard" style:list-style-name="L6">
      <style:paragraph-properties fo:margin-top="0in" fo:margin-bottom="0in" loext:contextual-spacing="false" fo:line-height="115%" fo:text-align="justify" style:justify-single-word="false"/>
      <style:text-properties officeooo:paragraph-rsid="0026106c"/>
    </style:style>
    <style:style style:name="P8" style:family="paragraph" style:parent-style-name="Standard" style:list-style-name="L2">
      <style:paragraph-properties fo:margin-top="0in" fo:margin-bottom="0in" loext:contextual-spacing="false" fo:line-height="115%" fo:text-align="justify" style:justify-single-word="false"/>
      <style:text-properties officeooo:rsid="000ad1ed" officeooo:paragraph-rsid="000ad1ed"/>
    </style:style>
    <style:style style:name="P9" style:family="paragraph" style:parent-style-name="Standard" style:list-style-name="L2">
      <style:paragraph-properties fo:margin-top="0in" fo:margin-bottom="0in" loext:contextual-spacing="false" fo:line-height="115%" fo:text-align="justify" style:justify-single-word="false"/>
      <style:text-properties officeooo:rsid="00114e9d" officeooo:paragraph-rsid="00114e9d"/>
    </style:style>
    <style:style style:name="P10" style:family="paragraph" style:parent-style-name="Standard" style:list-style-name="L2">
      <style:paragraph-properties fo:margin-top="0in" fo:margin-bottom="0in" loext:contextual-spacing="false" fo:line-height="115%" fo:text-align="justify" style:justify-single-word="false"/>
      <style:text-properties officeooo:rsid="001997e9" officeooo:paragraph-rsid="001997e9"/>
    </style:style>
    <style:style style:name="P11" style:family="paragraph" style:parent-style-name="Standard" style:list-style-name="L2">
      <style:paragraph-properties fo:margin-top="0in" fo:margin-bottom="0in" loext:contextual-spacing="false" fo:line-height="115%" fo:text-align="justify" style:justify-single-word="false"/>
      <style:text-properties officeooo:rsid="001997e9" officeooo:paragraph-rsid="001f722c"/>
    </style:style>
    <style:style style:name="P12" style:family="paragraph" style:parent-style-name="Standard">
      <style:paragraph-properties fo:margin-top="0in" fo:margin-bottom="0in" loext:contextual-spacing="false" fo:line-height="115%" fo:text-align="justify" style:justify-single-word="false"/>
      <style:text-properties officeooo:rsid="001f722c" officeooo:paragraph-rsid="001f722c"/>
    </style:style>
    <style:style style:name="P13" style:family="paragraph" style:parent-style-name="Standard" style:list-style-name="L6">
      <style:paragraph-properties fo:margin-top="0in" fo:margin-bottom="0in" loext:contextual-spacing="false" fo:line-height="115%" fo:text-align="justify" style:justify-single-word="false"/>
      <style:text-properties officeooo:rsid="001f722c" officeooo:paragraph-rsid="001f722c"/>
    </style:style>
    <style:style style:name="P14" style:family="paragraph" style:parent-style-name="Standard" style:list-style-name="L6">
      <style:paragraph-properties fo:margin-top="0in" fo:margin-bottom="0in" loext:contextual-spacing="false" fo:line-height="115%" fo:text-align="justify" style:justify-single-word="false"/>
      <style:text-properties officeooo:rsid="001f722c" officeooo:paragraph-rsid="002217a5"/>
    </style:style>
    <style:style style:name="P15" style:family="paragraph" style:parent-style-name="Standard" style:list-style-name="L6">
      <style:paragraph-properties fo:margin-top="0in" fo:margin-bottom="0in" loext:contextual-spacing="false" fo:line-height="115%" fo:text-align="justify" style:justify-single-word="false"/>
      <style:text-properties officeooo:rsid="001f722c" officeooo:paragraph-rsid="0023bed8"/>
    </style:style>
    <style:style style:name="P16" style:family="paragraph" style:parent-style-name="Standard" style:list-style-name="L6">
      <style:paragraph-properties fo:margin-top="0in" fo:margin-bottom="0in" loext:contextual-spacing="false" fo:line-height="115%" fo:text-align="justify" style:justify-single-word="false"/>
      <style:text-properties officeooo:rsid="0025b870" officeooo:paragraph-rsid="0025b870"/>
    </style:style>
    <style:style style:name="P17" style:family="paragraph" style:parent-style-name="Standard">
      <style:paragraph-properties fo:margin-top="0in" fo:margin-bottom="0in" loext:contextual-spacing="false" fo:line-height="115%" fo:text-align="justify" style:justify-single-word="false"/>
      <style:text-properties officeooo:rsid="0025b870" officeooo:paragraph-rsid="0025b870"/>
    </style:style>
    <style:style style:name="P18" style:family="paragraph" style:parent-style-name="Standard" style:list-style-name="L6">
      <style:paragraph-properties fo:margin-top="0in" fo:margin-bottom="0in" loext:contextual-spacing="false" fo:line-height="115%" fo:text-align="justify" style:justify-single-word="false"/>
      <style:text-properties fo:font-style="normal" officeooo:rsid="0026106c" officeooo:paragraph-rsid="0026106c" style:font-style-asian="normal" style:font-style-complex="normal"/>
    </style:style>
    <style:style style:name="P19" style:family="paragraph" style:parent-style-name="Standard" style:list-style-name="L3">
      <style:paragraph-properties fo:margin-top="0in" fo:margin-bottom="0.5in" loext:contextual-spacing="false" fo:line-height="115%" fo:text-align="justify" style:justify-single-word="false"/>
      <style:text-properties officeooo:rsid="001328dc" officeooo:paragraph-rsid="001328dc"/>
    </style:style>
    <style:style style:name="T1" style:family="text">
      <style:text-properties officeooo:rsid="0007b9c8"/>
    </style:style>
    <style:style style:name="T2" style:family="text">
      <style:text-properties fo:font-style="italic" style:font-style-asian="italic" style:font-style-complex="italic"/>
    </style:style>
    <style:style style:name="T3" style:family="text">
      <style:text-properties fo:font-style="italic" officeooo:rsid="0007b9c8" style:font-style-asian="italic" style:font-style-complex="italic"/>
    </style:style>
    <style:style style:name="T4" style:family="text">
      <style:text-properties fo:font-style="italic" officeooo:rsid="00103f94" style:font-style-asian="italic" style:font-style-complex="italic"/>
    </style:style>
    <style:style style:name="T5" style:family="text">
      <style:text-properties fo:font-style="italic" officeooo:rsid="0014c7a7" style:font-style-asian="italic" style:font-style-complex="italic"/>
    </style:style>
    <style:style style:name="T6" style:family="text">
      <style:text-properties fo:font-style="italic" officeooo:rsid="000e5de4" style:font-style-asian="italic" style:font-style-complex="italic"/>
    </style:style>
    <style:style style:name="T7" style:family="text">
      <style:text-properties fo:font-style="italic" officeooo:rsid="002217a5" style:font-style-asian="italic" style:font-style-complex="italic"/>
    </style:style>
    <style:style style:name="T8" style:family="text">
      <style:text-properties fo:font-style="italic" officeooo:rsid="0026a356" style:font-style-asian="italic" style:font-style-complex="italic"/>
    </style:style>
    <style:style style:name="T9" style:family="text">
      <style:text-properties fo:font-style="italic" officeooo:rsid="0026106c" style:font-style-asian="italic" style:font-style-complex="italic"/>
    </style:style>
    <style:style style:name="T10" style:family="text">
      <style:text-properties fo:font-style="italic" style:text-underline-style="solid" style:text-underline-width="auto" style:text-underline-color="font-color" fo:font-weight="bold" officeooo:rsid="0007b9c8" style:font-style-asian="italic" style:font-weight-asian="bold" style:font-style-complex="italic" style:font-weight-complex="bold"/>
    </style:style>
    <style:style style:name="T11" style:family="text">
      <style:text-properties fo:font-style="italic" fo:font-weight="bold" officeooo:rsid="0007b9c8"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fo:font-style="normal" officeooo:rsid="0007b9c8" style:font-style-asian="normal" style:font-style-complex="normal"/>
    </style:style>
    <style:style style:name="T14" style:family="text">
      <style:text-properties fo:font-style="normal" officeooo:rsid="00103f94" style:font-style-asian="normal" style:font-style-complex="normal"/>
    </style:style>
    <style:style style:name="T15" style:family="text">
      <style:text-properties fo:font-style="normal" officeooo:rsid="000e5de4" style:font-style-asian="normal" style:font-style-complex="normal"/>
    </style:style>
    <style:style style:name="T16" style:family="text">
      <style:text-properties fo:font-style="normal" officeooo:rsid="002217a5" style:font-style-asian="normal" style:font-style-complex="normal"/>
    </style:style>
    <style:style style:name="T17" style:family="text">
      <style:text-properties fo:font-style="normal" officeooo:rsid="0023bed8" style:font-style-asian="normal" style:font-style-complex="normal"/>
    </style:style>
    <style:style style:name="T18" style:family="text">
      <style:text-properties fo:font-style="normal" officeooo:rsid="0025b870" style:font-style-asian="normal" style:font-style-complex="normal"/>
    </style:style>
    <style:style style:name="T19" style:family="text">
      <style:text-properties fo:font-style="normal" officeooo:rsid="0026106c" style:font-style-asian="normal" style:font-style-complex="normal"/>
    </style:style>
    <style:style style:name="T20" style:family="text">
      <style:text-properties fo:font-style="normal" officeooo:rsid="0026a356"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officeooo:rsid="002217a5" style:font-style-asian="normal" style:font-weight-asian="bold" style:font-style-complex="normal" style:font-weight-complex="bold"/>
    </style:style>
    <style:style style:name="T23" style:family="text">
      <style:text-properties fo:font-style="normal" fo:font-weight="bold" officeooo:rsid="0007b9c8" style:font-style-asian="normal" style:font-weight-asian="bold" style:font-style-complex="normal" style:font-weight-complex="bold"/>
    </style:style>
    <style:style style:name="T24" style:family="text">
      <style:text-properties fo:font-style="normal" fo:font-weight="bold" officeooo:rsid="0026106c" style:font-style-asian="normal" style:font-weight-asian="bold" style:font-style-complex="normal" style:font-weight-complex="bold"/>
    </style:style>
    <style:style style:name="T25" style:family="text">
      <style:text-properties fo:font-style="normal" fo:font-weight="normal" officeooo:rsid="0023bed8" style:font-style-asian="normal" style:font-weight-asian="normal" style:font-style-complex="normal" style:font-weight-complex="normal"/>
    </style:style>
    <style:style style:name="T26" style:family="text">
      <style:text-properties officeooo:rsid="00114e9d"/>
    </style:style>
    <style:style style:name="T27" style:family="text">
      <style:text-properties style:text-underline-style="solid" style:text-underline-width="auto" style:text-underline-color="font-color"/>
    </style:style>
    <style:style style:name="T28" style:family="text">
      <style:text-properties officeooo:rsid="0014c7a7"/>
    </style:style>
    <style:style style:name="T29" style:family="text">
      <style:text-properties style:font-name="Times new roman" fo:font-style="italic" officeooo:rsid="00103f94" style:font-style-asian="italic" style:font-style-complex="italic"/>
    </style:style>
    <style:style style:name="T30" style:family="text">
      <style:text-properties style:font-name="Times new roman" fo:font-style="italic" officeooo:rsid="0007b9c8" style:font-style-asian="italic" style:font-style-complex="italic"/>
    </style:style>
    <style:style style:name="T31" style:family="text">
      <style:text-properties style:font-name="Times new roman" fo:font-style="italic" style:text-underline-style="none" officeooo:rsid="0007b9c8" style:font-style-asian="italic" style:font-style-complex="italic"/>
    </style:style>
    <style:style style:name="T32" style:family="text">
      <style:text-properties officeooo:rsid="00181fe3"/>
    </style:style>
    <style:style style:name="T33" style:family="text">
      <style:text-properties fo:font-weight="bold" style:font-weight-asian="bold" style:font-weight-complex="bold"/>
    </style:style>
    <style:style style:name="T34" style:family="text">
      <style:text-properties fo:font-weight="bold" officeooo:rsid="0007b9c8" style:font-weight-asian="bold" style:font-weight-complex="bold"/>
    </style:style>
    <style:style style:name="T35" style:family="text">
      <style:text-properties fo:font-weight="bold" officeooo:rsid="001beac0" style:font-weight-asian="bold" style:font-weight-complex="bold"/>
    </style:style>
    <style:style style:name="T36" style:family="text">
      <style:text-properties fo:font-weight="bold" officeooo:rsid="00114e9d" style:font-weight-asian="bold" style:font-weight-complex="bold"/>
    </style:style>
    <style:style style:name="T37" style:family="text">
      <style:text-properties officeooo:rsid="001d7d41"/>
    </style:style>
    <style:style style:name="T38" style:family="text">
      <style:text-properties officeooo:rsid="001f722c"/>
    </style:style>
    <style:style style:name="T39" style:family="text">
      <style:text-properties officeooo:rsid="00203df6"/>
    </style:style>
    <style:style style:name="T40" style:family="text">
      <style:text-properties officeooo:rsid="0026a356"/>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se of field map information in distortion correction <text:span text:style-name="T32">with FSL</text:span></text:p>
      <text:list xml:id="list5603427552233401913" text:style-name="L3">
        <text:list-item>
          <text:p text:style-name="P6"><text:span text:style-name="T1">In case </text:span><text:span text:style-name="T34">DWI</text:span><text:span text:style-name="T1"> images: another sequence with reversed phase encoding direction is acquired previous to the “main” dwi sequence. It is later fed into the FSL </text:span><text:span text:style-name="T3">topup</text:span><text:span text:style-name="T1">, which is good to estimate the susceptibility induced off resonance field. To also estimate subject movement, one feed into the result of </text:span><text:span text:style-name="T3">topup </text:span><text:span text:style-name="T1">to the </text:span><text:span text:style-name="T3">eddy</text:span><text:span text:style-name="T1"> function, which uses this information to estimate and correct field inhomogeneity and eddy current caused distortion. (and not use </text:span><text:span text:style-name="T3">applytopup</text:span><text:span text:style-name="T1"> which also aims to unwarp EPI images based on fieldmap information). It is the suggested application for dwi images. After </text:span><text:span text:style-name="T3">eddy</text:span><text:span text:style-name="T13">, </text:span><text:span text:style-name="T14">one could use </text:span><text:span text:style-name="T4">epi_reg </text:span><text:span text:style-name="T14">function, without the use of any fieldmap, to register dwi to T1 (see for more information: </text:span><text:a xlink:type="simple" xlink:href="https://www.fmrib.ox.ac.uk/primers/intro_primer/ExBox20/IntroBox20.html" text:style-name="Internet_20_link" text:visited-style-name="Visited_20_Internet_20_Link"><text:span text:style-name="T14">https://www.fmrib.ox.ac.uk/primers/intro_primer/ExBox20/IntroBox20.html</text:span></text:a><text:span text:style-name="T14">).</text:span></text:p>
          <text:p text:style-name="P6"><text:span text:style-name="T29">*****The distortion-corrected diffusion image can be aligned to the structural image using a 6 DOF (within-subject) registration with BBR. Since the distortion has already been corrected, no extra fieldmap information is needed and we can make a simpler call to the </text:span><text:span text:style-name="Source_20_Text"><text:span text:style-name="T30">epi_reg</text:span></text:span><text:span text:style-name="T30"> script than in the </text:span><text:span text:style-name="T31">previous example box </text:span><text:span text:style-name="T30">that used gradient-echo fieldmaps.****</text:span></text:p>
          <text:p text:style-name="P19"><text:span text:style-name="T27">Author comment:</text:span> <text:span text:style-name="T28">after </text:span>check the <text:span text:style-name="T2">epi_reg </text:span>script, it uses the <text:span text:style-name="T2">flirt </text:span>function with specified <text:span text:style-name="T2">-fieldmap </text:span><text:span text:style-name="T5">(and -echospacing, -pedirection) </text:span>flag. Unfortunately, it is not clear what is <text:span text:style-name="T39">it</text:span> meant <text:span text:style-name="T39">to be</text:span>, but the recommendation of the link above is that one could use the fieldmap correction before the registration and it gets the same result <text:span text:style-name="T39">as we use it in one step.</text:span></text:p>
        </text:list-item>
        <text:list-item>
          <text:p text:style-name="P5">In case of <text:span text:style-name="T33">fMRI </text:span><text:span text:style-name="T35">(GE EPI)</text:span>, there are multiple ways to correct for the susceptibility induced field. Besides the used GE EPI sequence, one must acquire other sequences to estimate field inhomogeneity. The three options <text:span text:style-name="T38">for acquisition </text:span>are the following:</text:p>
        </text:list-item>
      </text:list>
      <text:list xml:id="list7760496472094739833" text:style-name="L2">
        <text:list-item>
          <text:p text:style-name="P8">Acquire <text:span text:style-name="T26">a </text:span><text:span text:style-name="T36">fieldmap sequence or</text:span><text:span text:style-name="T33"> </text:span><text:span text:style-name="T36">two gradient echo sequences </text:span><text:span text:style-name="T26">with different echo times and compute the fieldmap. Unfortunately, this differs between vendors. Some vendor (e.g. Siemens) has default sequences for that and the output of that sequence is the phase images and a magnitude image. Later, FSL has prebuilt functions to calculate the fieldmap. In GE, the user has to set two gradient echo sequences with different echo time, and save the real and complex images separately and can compute the fieldmap.</text:span></text:p>
          <text:p text:style-name="P9"/>
        </text:list-item>
        <text:list-item>
          <text:p text:style-name="P10">Acquire<text:span text:style-name="T33"> two extra SE EPI</text:span> sequence with (almost) the same parameters as GE EPI <text:span text:style-name="T37">(almost because TE is definitely be different)</text:span>, but one has to be reversed phase encoding direction. It later could be used with the <text:span text:style-name="T2">topup </text:span>function (see section <text:span text:style-name="T38">I</text:span>. with dwi images).</text:p>
          <text:p text:style-name="P10"/>
        </text:list-item>
        <text:list-item>
          <text:p text:style-name="P11">Acquire <text:span text:style-name="T33">one extra GE EPI</text:span><text:span text:style-name="T37"> the </text:span>sequence <text:span text:style-name="T37">with same parameters but</text:span> opposing phase encoding direction. It also could use with the <text:span text:style-name="T2">topup</text:span><text:span text:style-name="T12"> function to estimate fieldmap. </text:span></text:p>
          <text:p text:style-name="P11"><text:span text:style-name="T12"/></text:p>
        </text:list-item>
      </text:list>
      <text:p text:style-name="P12"><text:span text:style-name="T12">After the acquisition, FSL has many function to proceed. Here we discuss three base functions which are recommended to </text:span><text:span text:style-name="T17">process images related to</text:span><text:span text:style-name="T12"> field </text:span><text:span text:style-name="T17">maps/</text:span><text:span text:style-name="T12">inhomogeneities:</text:span></text:p>
      <text:list xml:id="list3424877785310264291" text:style-name="L6">
        <text:list-item>
          <text:p text:style-name="P13"><text:span text:style-name="T21">Fugue</text:span><text:span text:style-name="T12"> (</text:span><text:a xlink:type="simple" xlink:href="https://fsl.fmrib.ox.ac.uk/fsl/fslwiki/FUGUE" text:style-name="Internet_20_link" text:visited-style-name="Visited_20_Internet_20_Link"><text:span text:style-name="T12">https://fsl.fmrib.ox.ac.uk/fsl/fslwiki/FUGUE</text:span></text:a><text:span text:style-name="T12">):</text:span></text:p>
          <text:p text:style-name="P14"><text:span text:style-name="T12">Based on its homepage, “i</text:span><text:span text:style-name="T2">t </text:span><text:span text:style-name="T6">is, most generally, a set of tools for EPI distortion correction</text:span><text:span text:style-name="T15">”. </text:span><text:span text:style-name="T12">Also with the previously acquired fieldmap, which maps field inhomogeneity and the </text:span><text:soft-page-break/><text:span text:style-name="T12">consequential image artifacts (distortion, signal loss), one could unwarp the EPI image and apply cost-function masking in registration(Is this really happening see. Section I Author comment). </text:span><text:span text:style-name="T16">It is designed to improve registration. The </text:span><text:span text:style-name="T7">epi_reg </text:span><text:span text:style-name="T16">function uses fugue to modify the fieldmap, and this modified fieldmap is called in a </text:span><text:span text:style-name="T7">flirt</text:span><text:span text:style-name="T16"> function under the -</text:span><text:span text:style-name="T7">fieldmap</text:span><text:span text:style-name="T16"> flag.</text:span></text:p>
        </text:list-item>
        <text:list-item>
          <text:p text:style-name="P15"><text:span text:style-name="T22">Topup </text:span><text:span text:style-name="T25">(</text:span><text:a xlink:type="simple" xlink:href="https://fsl.fmrib.ox.ac.uk/fsl/fslwiki/topup" text:style-name="Internet_20_link" text:visited-style-name="Visited_20_Internet_20_Link"><text:span text:style-name="T25">https://fsl.fmrib.ox.ac.uk/fsl/fslwiki/topup</text:span></text:a><text:span text:style-name="T25">)</text:span><text:span text:style-name="T16">:</text:span></text:p>
          <text:p text:style-name="P15"><text:span text:style-name="T17">It is a function to estimate field inhomogeneities (aka fieldmap) from at least two reversed phase encoded (usually these are EPI sequences, not important if GE or SE) images. The results of the function are the </text:span><text:span text:style-name="T18">spline representation of the </text:span><text:span text:style-name="T17">field (default output), unwarped images (</text:span><text:span text:style-name="T18">optional</text:span><text:span text:style-name="T17">) </text:span><text:span text:style-name="T18">and the field map itself (optional).</text:span></text:p>
        </text:list-item>
        <text:list-item>
          <text:p text:style-name="P16"><text:span text:style-name="T21">Applytopup </text:span><text:span text:style-name="T12">(</text:span><text:a xlink:type="simple" xlink:href="https://fsl.fmrib.ox.ac.uk/fsl/fslwiki/topup/ApplyTopupUsersGuide" text:style-name="Internet_20_link" text:visited-style-name="Visited_20_Internet_20_Link"><text:span text:style-name="T12">https://fsl.fmrib.ox.ac.uk/fsl/fslwiki/topup/ApplyTopupUsersGuide</text:span></text:a><text:span text:style-name="T12">):</text:span></text:p>
          <text:p text:style-name="P16"><text:span text:style-name="T12">This function is linked the previously mentioned topup function and has to be used in conjunction with that. It uses the the output of topup (spline representation of the field map, _fieldcoeff.nii.gz). It could be used to unwarp any EPI images. From FSL webpage: “</text:span><text:span text:style-name="T3">In order to estimate and correct also for EC-induced distortions one will either n</text:span><text:span text:style-name="T11">eed to run a tool like e.g. </text:span><text:span text:style-name="Teletype"><text:span text:style-name="T11">eddy_correct</text:span></text:span><text:span text:style-name="T11"> </text:span><text:span text:style-name="T10">prior</text:span><text:span text:style-name="T11"> to running </text:span><text:span text:style-name="Teletype"><text:span text:style-name="T11">applytopup</text:span></text:span><text:span text:style-name="T3">. Or one can feed the output from </text:span><text:span text:style-name="Teletype"><text:span text:style-name="T3">topup</text:span></text:span><text:span text:style-name="T3"> into the </text:span><text:span text:style-name="Teletype"><text:span text:style-name="T3">eddy</text:span></text:span><text:span text:style-name="T3"> tool”</text:span></text:p>
        </text:list-item>
        <text:list-item>
          <text:p text:style-name="P7"><text:span text:style-name="T23">e</text:span><text:span text:style-name="T24">pi_reg</text:span><text:span text:style-name="T19">: A tool for registering EPI images to high resolution structural images. It could receive field map data to improve registration (but how exactly???). Based on the practicals of FSL (</text:span><text:a xlink:type="simple" xlink:href="https://www.fmrib.ox.ac.uk/primers/intro_primer/ExBox19/IntroBox19.html" text:style-name="Internet_20_link" text:visited-style-name="Visited_20_Internet_20_Link"><text:span text:style-name="T19">https://www.fmrib.ox.ac.uk/primers/intro_primer/ExBox19/IntroBox19.html</text:span></text:a><text:span text:style-name="T19"> ; </text:span><text:a xlink:type="simple" xlink:href="https://www.fmrib.ox.ac.uk/primers/intro_primer/ExBox20/IntroBox20.html" text:style-name="Internet_20_link" text:visited-style-name="Visited_20_Internet_20_Link"><text:span text:style-name="T19">https://www.fmrib.ox.ac.uk/primers/intro_primer/ExBox20/IntroBox20.html</text:span></text:a><text:span text:style-name="T19">), one could use it after </text:span><text:span text:style-name="T9">applytopup</text:span><text:span text:style-name="T19"> </text:span><text:span text:style-name="T20">and the result will be the same </text:span><text:span text:style-name="T19">as we put the fieldmap as an input </text:span><text:span text:style-name="T20">in the </text:span><text:span text:style-name="T8">epi_reg</text:span><text:span text:style-name="T20"> function</text:span><text:span text:style-name="T19">. “</text:span><text:span text:style-name="T20">T</text:span><text:span text:style-name="T2">he distortion-corrected diffusion image can be aligned to the structural image using a 6 DOF (within-subject) registration with BBR. Since the distortion has already been corrected, no extra fieldmap information is needed and we can make a simpler call to the </text:span><text:span text:style-name="Source_20_Text"><text:span text:style-name="T2">epi_reg</text:span></text:span><text:span text:style-name="T2"> script than in the previous example box </text:span><text:span text:style-name="T8">(</text:span><text:span text:style-name="T20">see links above, the author</text:span><text:span text:style-name="T8">) </text:span><text:span text:style-name="T2"><text:s/>that used gradient-echo fieldmaps.</text:span>”</text:p>
          <text:p text:style-name="P18"/>
        </text:list-item>
      </text:list>
      <text:p text:style-name="P17"><text:span text:style-name="T12">It may seem that </text:span><text:span text:style-name="T2">fugue </text:span><text:span text:style-name="T12">and </text:span><text:span text:style-name="T2">applytopup </text:span><text:span text:style-name="T12">have similar results but based on a forum discussion, they differ: </text:span></text:p>
      <text:p text:style-name="P3"><text:a xlink:type="simple" xlink:href="https://www.jiscmail.ac.uk/cgi-bin/wa-jisc.exe?A2=ind1710&amp;L=FSL&amp;D=0&amp;P=191450" text:style-name="Internet_20_link" text:visited-style-name="Visited_20_Internet_20_Link">https://www.jiscmail.ac.uk/cgi-bin/wa-jisc.exe?A2=ind1710&amp;L=FSL&amp;D=0&amp;P=191450</text:a></text:p>
      <text:p text:style-name="P2">Would there be any difference between applying fugue or applytopup in this stage?</text:p>
      <text:p text:style-name="P1">yes, a quite big difference is that applytopup will take “Jacobian modulation” into account, and fugue will not. Jacobian modulation refers to the effect of stretching/compression of signal as a consequence of the distortions. For fMRI data it is not clear if there is any advantage in taking this into account, so it is not that one is necessarily better. But it means that your corrected data would look quite different post correction depending on which way you ch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30T16:22:54.825930603</meta:creation-date>
    <dc:date>2020-10-01T10:57:58.578368416</dc:date>
    <meta:editing-duration>PT17H1M44S</meta:editing-duration>
    <meta:editing-cycles>18</meta:editing-cycles>
    <meta:generator>LibreOffice/5.1.6.2$Linux_X86_64 LibreOffice_project/10m0$Build-2</meta:generator>
    <meta:document-statistic meta:table-count="0" meta:image-count="0" meta:object-count="0" meta:page-count="2" meta:paragraph-count="20" meta:word-count="915" meta:character-count="6026" meta:non-whitespace-character-count="5137"/>
  </office:meta>
</office:document-meta>
</file>